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Ultrafine_20_2_20_Dots_20_3_20_Dashes"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ff420e"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Ultrafine_20_2_20_Dots_20_3_20_Dashes"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objectwithoutfill">
      <style:graphic-properties draw:stroke="dash" draw:stroke-dash="Ultrafine_20_Dashed"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color="#579d1c"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svg:stroke-color="#c0c0c0" draw:fill="solid" draw:fill-color="#9999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svg:stroke-width="0.03cm" draw:marker-start="Arrow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New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6cm" svg:height="1cm" svg:x="6cm" svg:y="10.6cm">
          <text:p text:style-name="P1"><text:span text:style-name="T1">ex:AlbertEinste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8cm" svg:y1="10.6cm" svg:x2="4.05cm" svg:y2="9.6cm" draw:start-shape="id1" draw:start-glue-point="0" draw:end-shape="id2" draw:end-glue-point="2" svg:d="M8800 10600v-501l-4750 2v-501" svg:viewBox="0 0 4751 1001">
          <text:p/>
        </draw:connector>
        <draw:connector draw:style-name="gr3" draw:text-style-name="P1" draw:layer="layout" draw:type="lines" svg:x1="4.05cm" svg:y1="8.6cm" svg:x2="5.8cm" svg:y2="7.6cm" draw:start-shape="id2" draw:start-glue-point="0" draw:end-shape="id3" draw:end-glue-point="2" svg:d="M4050 8600v-501l1750 2v-501" svg:viewBox="0 0 1751 1001">
          <text:p/>
        </draw:connector>
        <draw:custom-shape draw:style-name="gr4" draw:text-style-name="P2" xml:id="id4" draw:id="id4" draw:layer="layout" svg:width="5.6cm" svg:height="1cm" svg:x="6cm" svg:y="4.6cm">
          <text:p text:style-name="P1"><text:span text:style-name="T1">ex:Physic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8cm" svg:y1="6.6cm" svg:x2="8.8cm" svg:y2="5.6cm" draw:start-shape="id3" draw:start-glue-point="0" draw:end-shape="id4" draw:end-glue-point="2" svg:d="M5800 6600v-501l3000 2v-501" svg:viewBox="0 0 3001 1001">
          <text:p/>
        </draw:connector>
        <draw:connector draw:style-name="gr2" draw:text-style-name="P1" draw:layer="layout" draw:type="lines" svg:x1="8.8cm" svg:y1="10.6cm" svg:x2="5.8cm" svg:y2="7.6cm" draw:start-shape="id1" draw:start-glue-point="0" draw:end-shape="id3" draw:end-glue-point="2" svg:d="M8800 10600v-501l-3000-1998v-501" svg:viewBox="0 0 3001 3001">
          <text:p/>
        </draw:connector>
        <draw:connector draw:style-name="gr2" draw:text-style-name="P1" draw:layer="layout" draw:type="lines" svg:x1="8.8cm" svg:y1="10.6cm" svg:x2="8.8cm" svg:y2="5.6cm" draw:start-shape="id1" draw:start-glue-point="0" draw:end-shape="id4" draw:end-glue-point="2" svg:d="M8800 10600v-501-3998-501" svg:viewBox="0 0 1 5001">
          <text:p/>
        </draw:connector>
        <draw:custom-shape draw:style-name="gr4" draw:text-style-name="P2" xml:id="id2" draw:id="id2" draw:layer="layout" svg:width="7.9cm" svg:height="1cm" svg:x="0.1cm" svg:y="8.6cm">
          <text:p text:style-name="P1"><text:span text:style-name="T1">ex:German-bornTheoreticalPhysicist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0.1cm" svg:y1="10cm" svg:x2="1.1cm" svg:y2="10cm">
            <text:p/>
          </draw:line>
          <draw:line draw:style-name="gr6" draw:text-style-name="P1" draw:layer="layout" svg:x1="0.1cm" svg:y1="10.6cm" svg:x2="1.1cm" svg:y2="10.6cm">
            <text:p/>
          </draw:line>
          <draw:frame draw:style-name="gr7" draw:text-style-name="P4" draw:layer="layout" svg:width="4.6cm" svg:height="1.85cm" svg:x="1.1cm" svg:y="9.7cm">
            <draw:text-box>
              <text:p text:style-name="P3"><text:span text:style-name="T1">rdf:type</text:span><text:span text:style-name="T1"><text:line-break/></text:span><text:span text:style-name="T1">rdfs:subClassOf</text:span></text:p>
              <text:p text:style-name="P3"><text:span text:style-name="T1">owl:equivalentClass</text:span></text:p>
            </draw:text-box>
          </draw:frame>
          <draw:line draw:style-name="gr8" draw:text-style-name="P1" draw:layer="layout" svg:x1="0.093cm" svg:y1="11.2cm" svg:x2="1.093cm" svg:y2="11.2cm">
            <text:p/>
          </draw:line>
        </draw:g>
        <draw:connector draw:style-name="gr3" draw:text-style-name="P1" draw:layer="layout" draw:type="lines" svg:x1="4.5cm" svg:y1="2.1cm" svg:x2="3.65cm" svg:y2="1.1cm" draw:start-shape="id5" draw:start-glue-point="3" draw:end-shape="id6" draw:end-glue-point="2" svg:d="M4500 2100h-501l-349-499v-501" svg:viewBox="0 0 851 1001">
          <text:p/>
        </draw:connector>
        <draw:connector draw:style-name="gr3" draw:text-style-name="P1" draw:layer="layout" draw:type="lines" svg:x1="3.65cm" svg:y1="3.1cm" svg:x2="3.65cm" svg:y2="1.1cm" draw:start-shape="id7" draw:start-glue-point="0" draw:end-shape="id6" draw:end-glue-point="2" svg:d="M3650 3100v-501-998-501" svg:viewBox="0 0 1 2001">
          <text:p/>
        </draw:connector>
        <draw:connector draw:style-name="gr3" draw:text-style-name="P1" draw:layer="layout" draw:type="lines" svg:x1="7.2cm" svg:y1="3.6cm" svg:x2="8.05cm" svg:y2="2.6cm" draw:start-shape="id7" draw:start-glue-point="1" draw:end-shape="id5" draw:end-glue-point="2" svg:d="M7200 3600h501l349-499v-501" svg:viewBox="0 0 851 1001">
          <text:p/>
        </draw:connector>
        <draw:custom-shape draw:style-name="gr4" draw:text-style-name="P2" xml:id="id3" draw:id="id3" draw:layer="layout" svg:width="5.6cm" svg:height="1cm" svg:x="3cm" svg:y="6.6cm">
          <text:p text:style-name="P1"><text:span text:style-name="T1">ex:TheoreticalPhysici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1cm" svg:height="1cm" svg:x="8.5cm" svg:y="0.1cm">
          <text:p text:style-name="P1"><text:span text:style-name="T1">dul: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6" draw:id="id6" draw:layer="layout" svg:width="7.1cm" svg:height="1cm" svg:x="0.1cm" svg:y="0.1cm">
          <text:p text:style-name="P1"><text:span text:style-name="T1">yago:wordnet_person_1000078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s" svg:x1="8.5cm" svg:y1="0.6cm" svg:x2="7.2cm" svg:y2="0.6cm" draw:start-shape="id8" draw:start-glue-point="3" draw:end-shape="id6" draw:end-glue-point="1" svg:d="M8500 600h-501-298-501" svg:viewBox="0 0 1301 1">
          <text:p/>
        </draw:connector>
        <draw:custom-shape draw:style-name="gr10" draw:text-style-name="P2" xml:id="id7" draw:id="id7" draw:layer="layout" svg:width="7.1cm" svg:height="1cm" svg:x="0.1cm" svg:y="3.1cm">
          <text:p text:style-name="P1"><text:span text:style-name="T1">yago:wordnet_physicist_110428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" draw:id="id5" draw:layer="layout" svg:width="7.1cm" svg:height="1cm" svg:x="4.5cm" svg:y="1.6cm">
          <text:p text:style-name="P1"><text:span text:style-name="T1">yago:wordnet_scientist_1105606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s" svg:x1="6cm" svg:y1="5.1cm" svg:x2="3.65cm" svg:y2="4.1cm" draw:start-shape="id4" draw:start-glue-point="3" draw:end-shape="id7" draw:end-glue-point="2" svg:d="M6000 5100h-501l-1849-499v-501" svg:viewBox="0 0 23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7:22:12.391000000</meta:creation-date>
    <dc:date>2015-03-27T11:18:36.687000000</dc:date>
    <meta:editing-duration>PT33M22S</meta:editing-duration>
    <meta:editing-cycles>11</meta:editing-cycles>
    <meta:generator>LibreOffice/4.2.6.3$Windows_x86 LibreOffice_project/3fd416d4c6db7d3204c17ce57a1d70f6e531ee21</meta:generator>
    <meta:document-statistic meta:object-count="23"/>
  </office:meta>
</office:document-meta>
</file>